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fo:language="bg" fo:country="BG"/>
    </style:style>
    <style:style style:name="P6" style:parent-style-name="Normal" style:family="paragraph">
      <style:paragraph-properties fo:text-align="center"/>
    </style:style>
    <style:style style:name="T7" style:parent-style-name="DefaultParagraphFont" style:family="text">
      <style:text-properties style:font-name="Times New Roman" fo:font-size="12pt" style:font-size-asian="12pt" style:font-size-complex="12pt" fo:language="bg" fo:country="BG"/>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fo:language="bg" fo:country="BG"/>
    </style:style>
    <style:style style:name="P10" style:parent-style-name="Normal" style:family="paragraph">
      <style:text-properties fo:language="bg" fo:country="BG"/>
    </style:style>
    <style:style style:name="P11" style:parent-style-name="Heading2" style:family="paragraph">
      <style:text-properties fo:language="bg" fo:country="BG"/>
    </style:style>
    <style:style style:name="P12" style:parent-style-name="ListParagraph" style:family="paragraph">
      <style:text-properties style:font-name="Times New Roman" fo:font-size="12pt" style:font-size-asian="12pt" style:font-size-complex="12pt" fo:language="bg" fo:country="BG"/>
    </style:style>
    <style:style style:name="P13" style:parent-style-name="ListParagraph" style:family="paragraph">
      <style:text-properties style:font-name="Times New Roman" fo:font-size="12pt" style:font-size-asian="12pt" style:font-size-complex="12pt" fo:language="bg" fo:country="BG"/>
    </style:style>
    <style:style style:name="P14" style:parent-style-name="ListParagraph" style:family="paragraph">
      <style:text-properties style:font-name="Times New Roman" fo:font-size="12pt" style:font-size-asian="12pt" style:font-size-complex="12pt" fo:language="bg" fo:country="BG"/>
    </style:style>
    <style:style style:name="P15" style:parent-style-name="ListParagraph" style:family="paragraph"/>
    <style:style style:name="T16" style:parent-style-name="DefaultParagraphFont" style:family="text">
      <style:text-properties style:font-name="Times New Roman" fo:font-size="12pt" style:font-size-asian="12pt" style:font-size-complex="12pt" fo:language="bg" fo:country="BG"/>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fo:language="bg" fo:country="BG"/>
    </style:style>
    <style:style style:name="T19" style:parent-style-name="DefaultParagraphFont" style:family="text">
      <style:text-properties style:font-name="Times New Roman" fo:font-size="12pt" style:font-size-asian="12pt" style:font-size-complex="12pt" fo:language="bg" fo:country="BG"/>
    </style:style>
    <style:style style:name="T20" style:parent-style-name="DefaultParagraphFont"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bg" fo:country="BG"/>
    </style:style>
    <style:style style:name="P22" style:parent-style-name="ListParagraph" style:family="paragraph"/>
    <style:style style:name="T23" style:parent-style-name="DefaultParagraphFont" style:family="text">
      <style:text-properties style:font-name="Times New Roman" fo:font-size="12pt" style:font-size-asian="12pt" style:font-size-complex="12pt" fo:language="bg" fo:country="BG"/>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size="12pt" style:font-size-asian="12pt" style:font-size-complex="12pt" fo:language="bg" fo:country="BG"/>
    </style:style>
    <style:style style:name="P26" style:parent-style-name="ListParagraph" style:family="paragraph"/>
    <style:style style:name="T27" style:parent-style-name="DefaultParagraphFont" style:family="text">
      <style:text-properties style:font-name="Times New Roman" fo:font-size="12pt" style:font-size-asian="12pt" style:font-size-complex="12pt" fo:language="bg" fo:country="BG"/>
    </style:style>
    <style:style style:name="P28" style:parent-style-name="ListParagraph" style:family="paragraph">
      <style:text-properties style:font-name="Times New Roman" fo:font-size="12pt" style:font-size-asian="12pt" style:font-size-complex="12pt" fo:language="bg" fo:country="BG"/>
    </style:style>
    <style:style style:name="P29" style:parent-style-name="ListParagraph" style:family="paragraph"/>
    <style:style style:name="T30" style:parent-style-name="DefaultParagraphFont" style:family="text">
      <style:text-properties style:font-name="Times New Roman" fo:font-size="12pt" style:font-size-asian="12pt" style:font-size-complex="12pt" fo:language="bg" fo:country="BG"/>
    </style:style>
    <style:style style:name="T31" style:parent-style-name="DefaultParagraphFont" style:family="text">
      <style:text-properties style:font-name="Times New Roman" fo:font-size="12pt" style:font-size-asian="12pt" style:font-size-complex="12pt"/>
    </style:style>
    <style:style style:name="T32" style:parent-style-name="DefaultParagraphFont" style:family="text">
      <style:text-properties style:font-name="Times New Roman" fo:font-size="12pt" style:font-size-asian="12pt" style:font-size-complex="12pt" fo:language="bg" fo:country="BG"/>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size="12pt" style:font-size-asian="12pt" style:font-size-complex="12pt" fo:language="bg" fo:country="BG"/>
    </style:style>
    <style:style style:name="T35" style:parent-style-name="DefaultParagraphFont" style:family="text">
      <style:text-properties style:font-name="Times New Roman" fo:font-size="12pt" style:font-size-asian="12pt" style:font-size-complex="12pt"/>
    </style:style>
    <style:style style:name="T36" style:parent-style-name="DefaultParagraphFont" style:family="text">
      <style:text-properties style:font-name="Times New Roman" fo:font-size="12pt" style:font-size-asian="12pt" style:font-size-complex="12pt" fo:language="bg" fo:country="BG"/>
    </style:style>
    <style:style style:name="P37" style:parent-style-name="ListParagraph" style:family="paragraph"/>
    <style:style style:name="T38" style:parent-style-name="DefaultParagraphFont" style:family="text">
      <style:text-properties style:font-name="Times New Roman" fo:font-size="12pt" style:font-size-asian="12pt" style:font-size-complex="12pt" fo:language="bg" fo:country="BG"/>
    </style:style>
    <style:style style:name="P39" style:parent-style-name="ListParagraph" style:family="paragraph"/>
    <style:style style:name="T40" style:parent-style-name="DefaultParagraphFont" style:family="text">
      <style:text-properties style:font-name="Times New Roman" fo:font-size="12pt" style:font-size-asian="12pt" style:font-size-complex="12pt" fo:language="bg" fo:country="BG"/>
    </style:style>
    <style:style style:name="P41" style:parent-style-name="ListParagraph" style:family="paragraph"/>
    <style:style style:name="T42" style:parent-style-name="DefaultParagraphFont" style:family="text">
      <style:text-properties style:font-name="Times New Roman" fo:font-size="12pt" style:font-size-asian="12pt" style:font-size-complex="12pt" fo:language="bg" fo:country="BG"/>
    </style:style>
    <style:style style:name="P43" style:parent-style-name="ListParagraph" style:family="paragraph">
      <style:text-properties style:font-name="Times New Roman" fo:font-size="12pt" style:font-size-asian="12pt" style:font-size-complex="12pt" fo:language="bg" fo:country="BG"/>
    </style:style>
    <style:style style:name="P44" style:parent-style-name="ListParagraph" style:family="paragraph">
      <style:text-properties style:font-name="Times New Roman" fo:font-size="12pt" style:font-size-asian="12pt" style:font-size-complex="12pt" fo:language="bg" fo:country="BG"/>
    </style:style>
    <style:style style:name="P45" style:parent-style-name="Heading2" style:family="paragraph">
      <style:text-properties fo:language="bg" fo:country="BG"/>
    </style:style>
    <style:style style:name="P46" style:parent-style-name="ListParagraph" style:family="paragraph"/>
    <style:style style:name="T47" style:parent-style-name="DefaultParagraphFont" style:family="text">
      <style:text-properties style:font-name="Times New Roman" fo:font-size="12pt" style:font-size-asian="12pt" style:font-size-complex="12pt" fo:language="bg" fo:country="BG"/>
    </style:style>
    <style:style style:name="T4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49" style:parent-style-name="DefaultParagraphFont" style:family="text">
      <style:text-properties style:font-name="Times New Roman" fo:font-size="12pt" style:font-size-asian="12pt" style:font-size-complex="12pt" fo:language="bg" fo:country="BG"/>
    </style:style>
    <style:style style:name="T50" style:parent-style-name="DefaultParagraphFont" style:family="text">
      <style:text-properties style:font-name="Times New Roman" fo:font-size="12pt" style:font-size-asian="12pt" style:font-size-complex="12pt" fo:language="bg" fo:country="BG"/>
    </style:style>
    <style:style style:name="T51" style:parent-style-name="DefaultParagraphFont" style:family="text">
      <style:text-properties style:font-name="Times New Roman" fo:font-size="12pt" style:font-size-asian="12pt" style:font-size-complex="12pt" fo:language="bg" fo:country="BG"/>
    </style:style>
    <style:style style:name="P52" style:parent-style-name="ListParagraph" style:family="paragraph"/>
    <style:style style:name="T53" style:parent-style-name="DefaultParagraphFont" style:family="text">
      <style:text-properties style:font-name="Times New Roman" fo:font-size="12pt" style:font-size-asian="12pt" style:font-size-complex="12pt" fo:language="bg" fo:country="BG"/>
    </style:style>
    <style:style style:name="T5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55" style:parent-style-name="DefaultParagraphFont" style:family="text">
      <style:text-properties style:font-name="Times New Roman" fo:font-size="12pt" style:font-size-asian="12pt" style:font-size-complex="12pt" fo:language="bg" fo:country="BG"/>
    </style:style>
    <style:style style:name="T5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57" style:parent-style-name="DefaultParagraphFont" style:family="text">
      <style:text-properties style:font-name="Times New Roman" fo:font-size="12pt" style:font-size-asian="12pt" style:font-size-complex="12pt" fo:language="bg" fo:country="BG"/>
    </style:style>
    <style:style style:name="P58" style:parent-style-name="ListParagraph" style:family="paragraph"/>
    <style:style style:name="T59" style:parent-style-name="DefaultParagraphFont" style:family="text">
      <style:text-properties style:font-name="Times New Roman" fo:font-size="12pt" style:font-size-asian="12pt" style:font-size-complex="12pt" fo:language="bg" fo:country="BG"/>
    </style:style>
    <style:style style:name="T60"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61" style:parent-style-name="DefaultParagraphFont" style:family="text">
      <style:text-properties style:font-name="Times New Roman" fo:font-size="12pt" style:font-size-asian="12pt" style:font-size-complex="12pt" fo:language="bg" fo:country="BG"/>
    </style:style>
    <style:style style:name="T62" style:parent-style-name="DefaultParagraphFont" style:family="text">
      <style:text-properties style:font-name="Times New Roman" fo:font-size="12pt" style:font-size-asian="12pt" style:font-size-complex="12pt" fo:language="bg" fo:country="BG"/>
    </style:style>
    <style:style style:name="T63" style:parent-style-name="DefaultParagraphFont" style:family="text">
      <style:text-properties style:font-name="Times New Roman" fo:font-size="12pt" style:font-size-asian="12pt" style:font-size-complex="12pt" fo:language="bg" fo:country="BG"/>
    </style:style>
    <style:style style:name="T64" style:parent-style-name="DefaultParagraphFont" style:family="text">
      <style:text-properties style:font-name="Times New Roman" fo:font-size="12pt" style:font-size-asian="12pt" style:font-size-complex="12pt" fo:language="bg" fo:country="BG"/>
    </style:style>
    <style:style style:name="P65" style:parent-style-name="ListParagraph" style:family="paragraph"/>
    <style:style style:name="T66" style:parent-style-name="DefaultParagraphFont" style:family="text">
      <style:text-properties style:font-name="Times New Roman" fo:font-size="12pt" style:font-size-asian="12pt" style:font-size-complex="12pt" fo:language="bg" fo:country="BG"/>
    </style:style>
    <style:style style:name="T67" style:parent-style-name="DefaultParagraphFont" style:family="text">
      <style:text-properties style:font-name="Times New Roman" fo:font-size="12pt" style:font-size-asian="12pt" style:font-size-complex="12pt"/>
    </style:style>
    <style:style style:name="T68" style:parent-style-name="DefaultParagraphFont" style:family="text">
      <style:text-properties style:font-name="Times New Roman" fo:font-size="12pt" style:font-size-asian="12pt" style:font-size-complex="12pt" fo:language="bg" fo:country="BG"/>
    </style:style>
    <style:style style:name="P69" style:parent-style-name="ListParagraph" style:family="paragraph"/>
    <style:style style:name="T70" style:parent-style-name="DefaultParagraphFont" style:family="text">
      <style:text-properties style:font-name="Times New Roman" fo:font-size="12pt" style:font-size-asian="12pt" style:font-size-complex="12pt" fo:language="bg" fo:country="BG"/>
    </style:style>
    <style:style style:name="P71" style:parent-style-name="ListParagraph" style:family="paragraph"/>
    <style:style style:name="T72" style:parent-style-name="DefaultParagraphFont" style:family="text">
      <style:text-properties style:font-name="Times New Roman" fo:font-size="12pt" style:font-size-asian="12pt" style:font-size-complex="12pt" fo:language="bg" fo:country="BG"/>
    </style:style>
    <style:style style:name="T7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74" style:parent-style-name="DefaultParagraphFont" style:family="text">
      <style:text-properties style:font-name="Times New Roman" fo:font-size="12pt" style:font-size-asian="12pt" style:font-size-complex="12pt" fo:language="bg" fo:country="BG"/>
    </style:style>
    <style:style style:name="T7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76" style:parent-style-name="DefaultParagraphFont" style:family="text">
      <style:text-properties style:font-name="Times New Roman" fo:font-size="12pt" style:font-size-asian="12pt" style:font-size-complex="12pt" fo:language="bg" fo:country="BG"/>
    </style:style>
    <style:style style:name="P77" style:parent-style-name="ListParagraph" style:family="paragraph"/>
    <style:style style:name="T78" style:parent-style-name="DefaultParagraphFont" style:family="text">
      <style:text-properties style:font-name="Times New Roman" fo:font-size="12pt" style:font-size-asian="12pt" style:font-size-complex="12pt" fo:language="bg" fo:country="BG"/>
    </style:style>
    <style:style style:name="T7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80" style:parent-style-name="DefaultParagraphFont" style:family="text">
      <style:text-properties style:font-name="Times New Roman" fo:font-size="12pt" style:font-size-asian="12pt" style:font-size-complex="12pt" fo:language="bg" fo:country="BG"/>
    </style:style>
    <style:style style:name="P81" style:parent-style-name="ListParagraph" style:family="paragraph"/>
    <style:style style:name="T82" style:parent-style-name="DefaultParagraphFont" style:family="text">
      <style:text-properties style:font-name="Times New Roman" fo:font-size="12pt" style:font-size-asian="12pt" style:font-size-complex="12pt" fo:language="bg" fo:country="BG"/>
    </style:style>
    <style:style style:name="T8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84" style:parent-style-name="DefaultParagraphFont" style:family="text">
      <style:text-properties style:font-name="Times New Roman" fo:font-size="12pt" style:font-size-asian="12pt" style:font-size-complex="12pt" fo:language="bg" fo:country="BG"/>
    </style:style>
    <style:style style:name="T85" style:parent-style-name="DefaultParagraphFont" style:family="text">
      <style:text-properties style:font-name="Times New Roman" fo:font-size="12pt" style:font-size-asian="12pt" style:font-size-complex="12pt" fo:language="bg" fo:country="BG"/>
    </style:style>
    <style:style style:name="P86" style:parent-style-name="ListParagraph" style:family="paragraph"/>
    <style:style style:name="T87" style:parent-style-name="DefaultParagraphFont" style:family="text">
      <style:text-properties style:font-name="Times New Roman" fo:font-size="12pt" style:font-size-asian="12pt" style:font-size-complex="12pt" fo:language="bg" fo:country="BG"/>
    </style:style>
    <style:style style:name="T8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89" style:parent-style-name="DefaultParagraphFont" style:family="text">
      <style:text-properties style:font-name="Times New Roman" fo:font-size="12pt" style:font-size-asian="12pt" style:font-size-complex="12pt" fo:language="bg" fo:country="BG"/>
    </style:style>
    <style:style style:name="T90" style:parent-style-name="DefaultParagraphFont" style:family="text">
      <style:text-properties style:font-name="Times New Roman" fo:font-size="12pt" style:font-size-asian="12pt" style:font-size-complex="12pt" fo:language="bg" fo:country="BG"/>
    </style:style>
    <style:style style:name="P91" style:parent-style-name="Heading2" style:family="paragraph">
      <style:text-properties fo:language="bg" fo:country="BG"/>
    </style:style>
    <style:style style:name="P92" style:parent-style-name="ListParagraph" style:family="paragraph">
      <style:text-properties style:font-name="Times New Roman" fo:font-size="12pt" style:font-size-asian="12pt" style:font-size-complex="12pt" fo:language="bg" fo:country="BG"/>
    </style:style>
    <style:style style:name="P93" style:parent-style-name="ListParagraph" style:family="paragraph">
      <style:text-properties style:font-name="Times New Roman" fo:font-size="12pt" style:font-size-asian="12pt" style:font-size-complex="12pt" fo:language="bg" fo:country="BG"/>
    </style:style>
    <style:style style:name="P94" style:parent-style-name="ListParagraph" style:family="paragraph">
      <style:text-properties style:font-name="Times New Roman" fo:font-size="12pt" style:font-size-asian="12pt" style:font-size-complex="12pt" fo:language="bg" fo:country="BG"/>
    </style:style>
    <style:style style:name="P95" style:parent-style-name="ListParagraph" style:family="paragraph"/>
    <style:style style:name="T96" style:parent-style-name="DefaultParagraphFont" style:family="text">
      <style:text-properties style:font-name="Times New Roman" fo:font-size="12pt" style:font-size-asian="12pt" style:font-size-complex="12pt" fo:language="bg" fo:country="BG"/>
    </style:style>
    <style:style style:name="T97" style:parent-style-name="DefaultParagraphFont" style:family="text">
      <style:text-properties style:font-name="Times New Roman" fo:font-size="12pt" style:font-size-asian="12pt" style:font-size-complex="12pt" fo:language="bg" fo:country="BG"/>
    </style:style>
    <style:style style:name="T98" style:parent-style-name="DefaultParagraphFont" style:family="text">
      <style:text-properties style:font-name="Times New Roman" fo:font-size="12pt" style:font-size-asian="12pt" style:font-size-complex="12pt" fo:language="bg" fo:country="BG"/>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fo:language="bg" fo:country="BG"/>
    </style:style>
    <style:style style:name="P101" style:parent-style-name="ListParagraph" style:family="paragraph">
      <style:text-properties style:font-name="Times New Roman" fo:font-size="12pt" style:font-size-asian="12pt" style:font-size-complex="12pt" fo:language="bg" fo:country="BG"/>
    </style:style>
    <style:style style:name="P102" style:parent-style-name="ListParagraph" style:family="paragraph">
      <style:text-properties style:font-name="Times New Roman" fo:font-size="12pt" style:font-size-asian="12pt" style:font-size-complex="12pt" fo:language="bg" fo:country="BG"/>
    </style:style>
    <style:style style:name="P103" style:parent-style-name="ListParagraph" style:family="paragraph">
      <style:text-properties style:font-name="Times New Roman" fo:font-size="12pt" style:font-size-asian="12pt" style:font-size-complex="12pt" fo:language="bg" fo:country="BG"/>
    </style:style>
    <style:style style:name="P104" style:parent-style-name="ListParagraph" style:family="paragraph">
      <style:text-properties style:font-name="Times New Roman" fo:font-size="12pt" style:font-size-asian="12pt" style:font-size-complex="12pt" fo:language="bg" fo:country="BG"/>
    </style:style>
    <style:style style:name="P105" style:parent-style-name="ListParagraph" style:family="paragraph"/>
    <style:style style:name="T106" style:parent-style-name="DefaultParagraphFont" style:family="text">
      <style:text-properties style:font-name="Times New Roman" fo:font-size="12pt" style:font-size-asian="12pt" style:font-size-complex="12pt" fo:language="bg" fo:country="BG"/>
    </style:style>
    <style:style style:name="P107" style:parent-style-name="ListParagraph" style:family="paragraph">
      <style:text-properties fo:language="bg" fo:country="BG"/>
    </style:style>
    <style:style style:name="P108" style:parent-style-name="Heading2" style:family="paragraph">
      <style:text-properties fo:language="bg" fo:country="BG"/>
    </style:style>
    <style:style style:name="P109" style:parent-style-name="ListParagraph" style:family="paragraph"/>
    <style:style style:name="T110" style:parent-style-name="DefaultParagraphFont" style:family="text">
      <style:text-properties style:font-name="Times New Roman" fo:font-size="12pt" style:font-size-asian="12pt" style:font-size-complex="12pt" fo:language="bg" fo:country="BG"/>
    </style:style>
    <style:style style:name="T111" style:parent-style-name="DefaultParagraphFont" style:family="text">
      <style:text-properties style:font-name="Times New Roman" fo:font-size="12pt" style:font-size-asian="12pt" style:font-size-complex="12pt"/>
    </style:style>
    <style:style style:name="T112" style:parent-style-name="DefaultParagraphFont" style:family="text">
      <style:text-properties style:font-name="Times New Roman" fo:font-size="12pt" style:font-size-asian="12pt" style:font-size-complex="12pt" fo:language="bg" fo:country="BG"/>
    </style:style>
    <style:style style:name="P113" style:parent-style-name="ListParagraph" style:family="paragraph"/>
    <style:style style:name="T114" style:parent-style-name="DefaultParagraphFont" style:family="text">
      <style:text-properties style:font-name="Times New Roman" fo:font-size="12pt" style:font-size-asian="12pt" style:font-size-complex="12pt" fo:language="bg" fo:country="BG"/>
    </style:style>
    <style:style style:name="T115" style:parent-style-name="DefaultParagraphFont" style:family="text">
      <style:text-properties style:font-name="Times New Roman" fo:font-size="12pt" style:font-size-asian="12pt" style:font-size-complex="12pt"/>
    </style:style>
    <style:style style:name="T116" style:parent-style-name="DefaultParagraphFont" style:family="text">
      <style:text-properties style:font-name="Times New Roman" fo:font-size="12pt" style:font-size-asian="12pt" style:font-size-complex="12pt" fo:language="bg" fo:country="BG"/>
    </style:style>
    <style:style style:name="P117" style:parent-style-name="ListParagraph" style:family="paragraph"/>
    <style:style style:name="T118" style:parent-style-name="DefaultParagraphFont" style:family="text">
      <style:text-properties style:font-name="Times New Roman" fo:font-size="12pt" style:font-size-asian="12pt" style:font-size-complex="12pt" fo:language="bg" fo:country="BG"/>
    </style:style>
    <style:style style:name="P119" style:parent-style-name="ListParagraph" style:family="paragraph">
      <style:text-properties style:font-name="Times New Roman" fo:font-size="12pt" style:font-size-asian="12pt" style:font-size-complex="12pt" fo:language="bg" fo:country="BG"/>
    </style:style>
    <style:style style:name="P120" style:parent-style-name="ListParagraph" style:family="paragraph">
      <style:text-properties style:font-name="Times New Roman" fo:font-size="12pt" style:font-size-asian="12pt" style:font-size-complex="12pt" fo:language="bg" fo:country="BG"/>
    </style:style>
    <style:style style:name="P121" style:parent-style-name="ListParagraph" style:family="paragraph">
      <style:text-properties style:font-name="Times New Roman" fo:font-size="12pt" style:font-size-asian="12pt" style:font-size-complex="12pt" fo:language="bg" fo:country="BG"/>
    </style:style>
    <style:style style:name="P122" style:parent-style-name="ListParagraph" style:family="paragraph">
      <style:text-properties style:font-name="Times New Roman" fo:font-size="12pt" style:font-size-asian="12pt" style:font-size-complex="12pt" fo:language="bg" fo:country="BG"/>
    </style:style>
    <style:style style:name="P123" style:parent-style-name="ListParagraph" style:family="paragraph">
      <style:text-properties style:font-name="Times New Roman" fo:font-size="12pt" style:font-size-asian="12pt" style:font-size-complex="12pt" fo:language="bg" fo:country="BG"/>
    </style:style>
    <style:style style:name="P124" style:parent-style-name="ListParagraph" style:family="paragraph"/>
    <style:style style:name="T125" style:parent-style-name="DefaultParagraphFont" style:family="text">
      <style:text-properties style:font-name="Times New Roman" fo:font-size="12pt" style:font-size-asian="12pt" style:font-size-complex="12pt" fo:language="bg" fo:country="BG"/>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size="12pt" style:font-size-asian="12pt" style:font-size-complex="12pt" fo:language="bg" fo:country="BG"/>
    </style:style>
    <style:style style:name="P128" style:parent-style-name="ListParagraph" style:family="paragraph"/>
    <style:style style:name="T129" style:parent-style-name="DefaultParagraphFont" style:family="text">
      <style:text-properties style:font-name="Times New Roman" fo:font-size="12pt" style:font-size-asian="12pt" style:font-size-complex="12pt" fo:language="bg" fo:country="BG"/>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fo:language="bg" fo:country="BG"/>
    </style:style>
    <style:style style:name="P132" style:parent-style-name="ListParagraph" style:family="paragraph"/>
    <style:style style:name="T133" style:parent-style-name="DefaultParagraphFont" style:family="text">
      <style:text-properties style:font-name="Times New Roman" fo:font-size="12pt" style:font-size-asian="12pt" style:font-size-complex="12pt" fo:language="bg" fo:country="BG"/>
    </style:style>
    <style:style style:name="T134"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bg" fo:country="BG"/>
    </style:style>
    <style:style style:name="T135" style:parent-style-name="DefaultParagraphFont" style:family="text">
      <style:text-properties style:font-name="Times New Roman" fo:font-size="12pt" style:font-size-asian="12pt" style:font-size-complex="12pt" fo:language="bg" fo:country="BG"/>
    </style:style>
    <style:style style:name="P136" style:parent-style-name="ListParagraph" style:family="paragraph">
      <style:text-properties fo:language="bg" fo:country="BG"/>
    </style:style>
    <style:style style:name="P137" style:parent-style-name="Heading2" style:family="paragraph">
      <style:text-properties fo:language="bg" fo:country="BG"/>
    </style:style>
    <style:style style:name="P138" style:parent-style-name="ListParagraph" style:family="paragraph"/>
    <style:style style:name="T139" style:parent-style-name="DefaultParagraphFont" style:family="text">
      <style:text-properties style:font-name="Times New Roman" fo:font-size="12pt" style:font-size-asian="12pt" style:font-size-complex="12pt" fo:language="bg" fo:country="BG"/>
    </style:style>
    <style:style style:name="T140"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41" style:parent-style-name="DefaultParagraphFont" style:family="text">
      <style:text-properties style:font-name="Times New Roman" fo:font-size="12pt" style:font-size-asian="12pt" style:font-size-complex="12pt" fo:language="bg" fo:country="BG"/>
    </style:style>
    <style:style style:name="T142" style:parent-style-name="DefaultParagraphFont" style:family="text">
      <style:text-properties style:font-name="Times New Roman" fo:font-size="12pt" style:font-size-asian="12pt" style:font-size-complex="12pt" fo:language="bg" fo:country="BG"/>
    </style:style>
    <style:style style:name="T143" style:parent-style-name="DefaultParagraphFont" style:family="text">
      <style:text-properties style:font-name="Times New Roman" fo:font-size="12pt" style:font-size-asian="12pt" style:font-size-complex="12pt" fo:language="bg" fo:country="BG"/>
    </style:style>
    <style:style style:name="P144" style:parent-style-name="ListParagraph" style:family="paragraph"/>
    <style:style style:name="T145" style:parent-style-name="DefaultParagraphFont" style:family="text">
      <style:text-properties style:font-name="Times New Roman" fo:font-size="12pt" style:font-size-asian="12pt" style:font-size-complex="12pt" fo:language="bg" fo:country="BG"/>
    </style:style>
    <style:style style:name="T14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47" style:parent-style-name="DefaultParagraphFont" style:family="text">
      <style:text-properties style:font-name="Times New Roman" fo:font-size="12pt" style:font-size-asian="12pt" style:font-size-complex="12pt" fo:language="bg" fo:country="BG"/>
    </style:style>
    <style:style style:name="T14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49" style:parent-style-name="DefaultParagraphFont" style:family="text">
      <style:text-properties style:font-name="Times New Roman" fo:font-size="12pt" style:font-size-asian="12pt" style:font-size-complex="12pt" fo:language="bg" fo:country="BG"/>
    </style:style>
    <style:style style:name="T150" style:parent-style-name="DefaultParagraphFont" style:family="text">
      <style:text-properties style:font-name="Times New Roman" fo:font-size="12pt" style:font-size-asian="12pt" style:font-size-complex="12pt" fo:language="bg" fo:country="BG"/>
    </style:style>
    <style:style style:name="T151" style:parent-style-name="DefaultParagraphFont" style:family="text">
      <style:text-properties style:font-name="Times New Roman" fo:font-size="12pt" style:font-size-asian="12pt" style:font-size-complex="12pt" fo:language="bg" fo:country="BG"/>
    </style:style>
    <style:style style:name="P152" style:parent-style-name="ListParagraph" style:family="paragraph"/>
    <style:style style:name="T153" style:parent-style-name="DefaultParagraphFont" style:family="text">
      <style:text-properties style:font-name="Times New Roman" fo:font-size="12pt" style:font-size-asian="12pt" style:font-size-complex="12pt" fo:language="bg" fo:country="BG"/>
    </style:style>
    <style:style style:name="T15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55" style:parent-style-name="DefaultParagraphFont" style:family="text">
      <style:text-properties style:font-name="Times New Roman" fo:font-size="12pt" style:font-size-asian="12pt" style:font-size-complex="12pt" fo:language="bg" fo:country="BG"/>
    </style:style>
    <style:style style:name="T156" style:parent-style-name="DefaultParagraphFont" style:family="text">
      <style:text-properties style:font-name="Times New Roman" fo:font-size="12pt" style:font-size-asian="12pt" style:font-size-complex="12pt" fo:language="bg" fo:country="BG"/>
    </style:style>
    <style:style style:name="T157" style:parent-style-name="DefaultParagraphFont" style:family="text">
      <style:text-properties style:font-name="Times New Roman" fo:font-size="12pt" style:font-size-asian="12pt" style:font-size-complex="12pt" fo:language="bg" fo:country="BG"/>
    </style:style>
    <style:style style:name="P158" style:parent-style-name="ListParagraph" style:family="paragraph"/>
    <style:style style:name="T159" style:parent-style-name="DefaultParagraphFont" style:family="text">
      <style:text-properties style:font-name="Times New Roman" fo:font-size="12pt" style:font-size-asian="12pt" style:font-size-complex="12pt" fo:language="bg" fo:country="BG"/>
    </style:style>
    <style:style style:name="T160"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61" style:parent-style-name="DefaultParagraphFont" style:family="text">
      <style:text-properties style:font-name="Times New Roman" fo:font-size="12pt" style:font-size-asian="12pt" style:font-size-complex="12pt" fo:language="bg" fo:country="BG"/>
    </style:style>
    <style:style style:name="T162" style:parent-style-name="DefaultParagraphFont" style:family="text">
      <style:text-properties style:font-name="Times New Roman" fo:font-size="12pt" style:font-size-asian="12pt" style:font-size-complex="12pt" fo:language="bg" fo:country="BG"/>
    </style:style>
    <style:style style:name="P163" style:parent-style-name="ListParagraph" style:family="paragraph"/>
    <style:style style:name="T164" style:parent-style-name="DefaultParagraphFont" style:family="text">
      <style:text-properties style:font-name="Times New Roman" fo:font-size="12pt" style:font-size-asian="12pt" style:font-size-complex="12pt" fo:language="bg" fo:country="BG"/>
    </style:style>
    <style:style style:name="T16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66" style:parent-style-name="DefaultParagraphFont" style:family="text">
      <style:text-properties style:font-name="Times New Roman" fo:font-size="12pt" style:font-size-asian="12pt" style:font-size-complex="12pt" fo:language="bg" fo:country="BG"/>
    </style:style>
    <style:style style:name="T167" style:parent-style-name="DefaultParagraphFont" style:family="text">
      <style:text-properties style:font-name="Times New Roman" fo:font-size="12pt" style:font-size-asian="12pt" style:font-size-complex="12pt" fo:language="bg" fo:country="BG"/>
    </style:style>
    <style:style style:name="P168" style:parent-style-name="ListParagraph" style:family="paragraph"/>
    <style:style style:name="T169" style:parent-style-name="DefaultParagraphFont" style:family="text">
      <style:text-properties style:font-name="Times New Roman" fo:font-size="12pt" style:font-size-asian="12pt" style:font-size-complex="12pt" fo:language="bg" fo:country="BG"/>
    </style:style>
    <style:style style:name="T170"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71" style:parent-style-name="DefaultParagraphFont" style:family="text">
      <style:text-properties style:font-name="Times New Roman" fo:font-size="12pt" style:font-size-asian="12pt" style:font-size-complex="12pt" fo:language="bg" fo:country="BG"/>
    </style:style>
    <style:style style:name="T17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73" style:parent-style-name="DefaultParagraphFont" style:family="text">
      <style:text-properties style:font-name="Times New Roman" fo:font-size="12pt" style:font-size-asian="12pt" style:font-size-complex="12pt" fo:language="bg" fo:country="BG"/>
    </style:style>
    <style:style style:name="T174" style:parent-style-name="DefaultParagraphFont" style:family="text">
      <style:text-properties style:font-name="Times New Roman" fo:font-size="12pt" style:font-size-asian="12pt" style:font-size-complex="12pt" fo:language="bg" fo:country="BG"/>
    </style:style>
    <style:style style:name="T175" style:parent-style-name="DefaultParagraphFont" style:family="text">
      <style:text-properties style:font-name="Times New Roman" fo:font-size="12pt" style:font-size-asian="12pt" style:font-size-complex="12pt" fo:language="bg" fo:country="BG"/>
    </style:style>
    <style:style style:name="P176" style:parent-style-name="ListParagraph" style:family="paragraph"/>
    <style:style style:name="T177" style:parent-style-name="DefaultParagraphFont" style:family="text">
      <style:text-properties style:font-name="Times New Roman" fo:font-size="12pt" style:font-size-asian="12pt" style:font-size-complex="12pt" fo:language="bg" fo:country="BG"/>
    </style:style>
    <style:style style:name="T17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79" style:parent-style-name="DefaultParagraphFont" style:family="text">
      <style:text-properties style:font-name="Times New Roman" fo:font-size="12pt" style:font-size-asian="12pt" style:font-size-complex="12pt" fo:language="bg" fo:country="BG"/>
    </style:style>
    <style:style style:name="T180" style:parent-style-name="DefaultParagraphFont" style:family="text">
      <style:text-properties style:font-name="Times New Roman" fo:font-size="12pt" style:font-size-asian="12pt" style:font-size-complex="12pt" fo:language="bg" fo:country="BG"/>
    </style:style>
    <style:style style:name="T181" style:parent-style-name="DefaultParagraphFont" style:family="text">
      <style:text-properties style:font-name="Times New Roman" fo:font-size="12pt" style:font-size-asian="12pt" style:font-size-complex="12pt" fo:language="bg" fo:country="BG"/>
    </style:style>
    <style:style style:name="P182" style:parent-style-name="ListParagraph" style:family="paragraph"/>
    <style:style style:name="T183" style:parent-style-name="DefaultParagraphFont" style:family="text">
      <style:text-properties style:font-name="Times New Roman" fo:font-size="12pt" style:font-size-asian="12pt" style:font-size-complex="12pt" fo:language="bg" fo:country="BG"/>
    </style:style>
    <style:style style:name="T184" style:parent-style-name="DefaultParagraphFont" style:family="text">
      <style:text-properties style:font-name="Times New Roman" fo:font-size="12pt" style:font-size-asian="12pt" style:font-size-complex="12pt" fo:language="bg" fo:country="BG"/>
    </style:style>
    <style:style style:name="T18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86" style:parent-style-name="DefaultParagraphFont" style:family="text">
      <style:text-properties style:font-name="Times New Roman" fo:font-size="12pt" style:font-size-asian="12pt" style:font-size-complex="12pt" fo:language="bg" fo:country="BG"/>
    </style:style>
    <style:style style:name="T187" style:parent-style-name="DefaultParagraphFont" style:family="text">
      <style:text-properties style:font-name="Times New Roman" fo:font-size="12pt" style:font-size-asian="12pt" style:font-size-complex="12pt" fo:language="bg" fo:country="BG"/>
    </style:style>
    <style:style style:name="T188" style:parent-style-name="DefaultParagraphFont" style:family="text">
      <style:text-properties style:font-name="Times New Roman" fo:font-size="12pt" style:font-size-asian="12pt" style:font-size-complex="12pt" fo:language="bg" fo:country="BG"/>
    </style:style>
    <style:style style:name="T189" style:parent-style-name="DefaultParagraphFont" style:family="text">
      <style:text-properties style:font-name="Times New Roman" fo:font-size="12pt" style:font-size-asian="12pt" style:font-size-complex="12pt" fo:language="bg" fo:country="BG"/>
    </style:style>
    <style:style style:name="T190" style:parent-style-name="DefaultParagraphFont" style:family="text">
      <style:text-properties style:font-name="Times New Roman" fo:font-size="12pt" style:font-size-asian="12pt" style:font-size-complex="12pt" fo:language="bg" fo:country="BG"/>
    </style:style>
    <style:style style:name="T191" style:parent-style-name="DefaultParagraphFont" style:family="text">
      <style:text-properties style:font-name="Times New Roman" fo:font-size="12pt" style:font-size-asian="12pt" style:font-size-complex="12pt" fo:language="bg" fo:country="BG"/>
    </style:style>
    <style:style style:name="P192" style:parent-style-name="ListParagraph" style:family="paragraph"/>
    <style:style style:name="T193" style:parent-style-name="DefaultParagraphFont" style:family="text">
      <style:text-properties style:font-name="Times New Roman" fo:font-size="12pt" style:font-size-asian="12pt" style:font-size-complex="12pt" fo:language="bg" fo:country="BG"/>
    </style:style>
    <style:style style:name="T19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bg" fo:country="BG"/>
    </style:style>
    <style:style style:name="T195" style:parent-style-name="DefaultParagraphFont" style:family="text">
      <style:text-properties style:font-name="Times New Roman" fo:font-size="12pt" style:font-size-asian="12pt" style:font-size-complex="12pt" fo:language="bg" fo:country="BG"/>
    </style:style>
    <style:style style:name="T196" style:parent-style-name="DefaultParagraphFont" style:family="text">
      <style:text-properties style:font-name="Times New Roman" fo:font-size="12pt" style:font-size-asian="12pt" style:font-size-complex="12pt" fo:language="bg" fo:country="BG"/>
    </style:style>
    <style:style style:name="T197" style:parent-style-name="DefaultParagraphFont" style:family="text">
      <style:text-properties style:font-name="Times New Roman" fo:font-size="12pt" style:font-size-asian="12pt" style:font-size-complex="12pt" fo:language="bg" fo:country="BG"/>
    </style:style>
    <style:style style:name="T198" style:parent-style-name="DefaultParagraphFont" style:family="text">
      <style:text-properties style:font-name="Times New Roman" fo:font-size="12pt" style:font-size-asian="12pt" style:font-size-complex="12pt" fo:language="bg" fo:country="BG"/>
    </style:style>
    <style:style style:name="P199" style:parent-style-name="Heading2" style:family="paragraph">
      <style:text-properties fo:language="bg" fo:country="BG"/>
    </style:style>
    <style:style style:name="P200" style:parent-style-name="ListParagraph" style:family="paragraph"/>
    <style:style style:name="T201" style:parent-style-name="DefaultParagraphFont" style:family="text">
      <style:text-properties style:font-name="Times New Roman" fo:font-size="12pt" style:font-size-asian="12pt" style:font-size-complex="12pt" fo:language="bg" fo:country="BG"/>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fo:language="bg" fo:country="BG"/>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fo:language="bg" fo:country="BG"/>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fo:language="bg" fo:country="BG"/>
    </style:style>
    <style:style style:name="T208" style:parent-style-name="DefaultParagraphFont" style:family="text">
      <style:text-properties style:font-name="Times New Roman" fo:font-size="12pt" style:font-size-asian="12pt" style:font-size-complex="12pt"/>
    </style:style>
    <style:style style:name="T209" style:parent-style-name="DefaultParagraphFont" style:family="text">
      <style:text-properties style:font-name="Times New Roman" fo:font-size="12pt" style:font-size-asian="12pt" style:font-size-complex="12pt" fo:language="bg" fo:country="BG"/>
    </style:style>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Times New Roman" fo:font-size="12pt" style:font-size-asian="12pt" style:font-size-complex="12pt" fo:language="bg" fo:country="BG"/>
    </style:style>
    <style:style style:name="T212" style:parent-style-name="DefaultParagraphFont" style:family="text">
      <style:text-properties style:font-name="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fo:language="bg" fo:country="BG"/>
    </style:style>
    <style:style style:name="P214" style:parent-style-name="ListParagraph" style:family="paragraph"/>
    <style:style style:name="T215" style:parent-style-name="DefaultParagraphFont" style:family="text">
      <style:text-properties style:font-name="Times New Roman" fo:font-size="12pt" style:font-size-asian="12pt" style:font-size-complex="12pt" fo:language="bg" fo:country="BG"/>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fo:language="bg" fo:country="BG"/>
    </style:style>
    <style:style style:name="T218" style:parent-style-name="DefaultParagraphFont" style:family="text">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fo:language="bg" fo:country="BG"/>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fo:language="bg" fo:country="BG"/>
    </style:style>
    <style:style style:name="T222" style:parent-style-name="DefaultParagraphFont" style:family="text">
      <style:text-properties style:font-name="Times New Roman" fo:font-size="12pt" style:font-size-asian="12pt" style:font-size-complex="12pt"/>
    </style:style>
    <style:style style:name="T223" style:parent-style-name="DefaultParagraphFont" style:family="text">
      <style:text-properties style:font-name="Times New Roman" fo:font-size="12pt" style:font-size-asian="12pt" style:font-size-complex="12pt" fo:language="bg" fo:country="BG"/>
    </style:style>
    <style:style style:name="P224" style:parent-style-name="ListParagraph" style:family="paragraph"/>
    <style:style style:name="T225" style:parent-style-name="DefaultParagraphFont" style:family="text">
      <style:text-properties style:font-name="Times New Roman" fo:font-size="12pt" style:font-size-asian="12pt" style:font-size-complex="12pt" fo:language="bg" fo:country="BG"/>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fo:language="bg" fo:country="BG"/>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fo:language="bg" fo:country="BG"/>
    </style:style>
    <style:style style:name="T230" style:parent-style-name="DefaultParagraphFont" style:family="text">
      <style:text-properties style:font-name="Times New Roman" fo:font-size="12pt" style:font-size-asian="12pt" style:font-size-complex="12pt" fo:language="bg" fo:country="BG"/>
    </style:style>
    <style:style style:name="T231" style:parent-style-name="DefaultParagraphFont" style:family="text">
      <style:text-properties style:font-name="Times New Roman" fo:font-size="12pt" style:font-size-asian="12pt" style:font-size-complex="12pt" fo:language="bg" fo:country="BG"/>
    </style:style>
    <style:style style:name="T232" style:parent-style-name="DefaultParagraphFont" style:family="text">
      <style:text-properties style:font-name="Times New Roman" fo:font-size="12pt" style:font-size-asian="12pt" style:font-size-complex="12pt" fo:language="bg" fo:country="BG"/>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fo:language="bg" fo:country="BG"/>
    </style:style>
    <style:style style:name="T235" style:parent-style-name="DefaultParagraphFont" style:family="text">
      <style:text-properties style:font-name="Times New Roman" fo:font-size="12pt" style:font-size-asian="12pt" style:font-size-complex="12pt" fo:language="bg" fo:country="BG"/>
    </style:style>
    <style:style style:name="T236" style:parent-style-name="DefaultParagraphFont" style:family="text">
      <style:text-properties style:font-name="Times New Roman" fo:font-size="12pt" style:font-size-asian="12pt" style:font-size-complex="12pt"/>
    </style:style>
    <style:style style:name="T237" style:parent-style-name="DefaultParagraphFont" style:family="text">
      <style:text-properties style:font-name="Times New Roman" fo:font-size="12pt" style:font-size-asian="12pt" style:font-size-complex="12pt" fo:language="bg" fo:country="BG"/>
    </style:style>
    <style:style style:name="T238" style:parent-style-name="DefaultParagraphFont"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fo:language="bg" fo:country="BG"/>
    </style:style>
    <style:style style:name="P240" style:parent-style-name="ListParagraph" style:family="paragraph"/>
    <style:style style:name="T241" style:parent-style-name="DefaultParagraphFont" style:family="text">
      <style:text-properties style:font-name="Times New Roman" fo:font-size="12pt" style:font-size-asian="12pt" style:font-size-complex="12pt" fo:language="bg" fo:country="BG"/>
    </style:style>
    <style:style style:name="T242" style:parent-style-name="DefaultParagraphFont"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fo:language="bg" fo:country="BG"/>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fo:language="bg" fo:country="BG"/>
    </style:style>
    <style:style style:name="T246" style:parent-style-name="DefaultParagraphFont" style:family="text">
      <style:text-properties style:font-name="Times New Roman" fo:font-size="12pt" style:font-size-asian="12pt" style:font-size-complex="12pt" fo:language="bg" fo:country="BG"/>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fo:language="bg" fo:country="BG"/>
    </style:style>
    <style:style style:name="T249" style:parent-style-name="DefaultParagraphFont" style:family="text">
      <style:text-properties style:font-name="Times New Roman" fo:font-size="12pt" style:font-size-asian="12pt" style:font-size-complex="12pt"/>
    </style:style>
    <style:style style:name="T250" style:parent-style-name="DefaultParagraphFont" style:family="text">
      <style:text-properties style:font-name="Times New Roman" fo:font-size="12pt" style:font-size-asian="12pt" style:font-size-complex="12pt" fo:language="bg" fo:country="BG"/>
    </style:style>
    <style:style style:name="P251" style:parent-style-name="ListParagraph" style:family="paragraph"/>
    <style:style style:name="T252" style:parent-style-name="DefaultParagraphFont" style:family="text">
      <style:text-properties style:font-name="Times New Roman" fo:font-size="12pt" style:font-size-asian="12pt" style:font-size-complex="12pt" fo:language="bg" fo:country="BG"/>
    </style:style>
    <style:style style:name="T253" style:parent-style-name="DefaultParagraphFont" style:family="text">
      <style:text-properties style:font-name="Times New Roman" fo:font-size="12pt" style:font-size-asian="12pt" style:font-size-complex="12pt"/>
    </style:style>
    <style:style style:name="T254" style:parent-style-name="DefaultParagraphFont" style:family="text">
      <style:text-properties style:font-name="Times New Roman" fo:font-size="12pt" style:font-size-asian="12pt" style:font-size-complex="12pt" fo:language="bg" fo:country="BG"/>
    </style:style>
    <style:style style:name="P255" style:parent-style-name="ListParagraph" style:family="paragraph"/>
    <style:style style:name="T256" style:parent-style-name="DefaultParagraphFont" style:family="text">
      <style:text-properties style:font-name="Times New Roman" fo:font-size="12pt" style:font-size-asian="12pt" style:font-size-complex="12pt" fo:language="bg" fo:country="BG"/>
    </style:style>
    <style:style style:name="T257" style:parent-style-name="DefaultParagraphFont" style:family="text">
      <style:text-properties style:font-name="Times New Roman" fo:font-size="12pt" style:font-size-asian="12pt" style:font-size-complex="12pt"/>
    </style:style>
    <style:style style:name="T258" style:parent-style-name="DefaultParagraphFont" style:family="text">
      <style:text-properties style:font-name="Times New Roman" fo:font-size="12pt" style:font-size-asian="12pt" style:font-size-complex="12pt" fo:language="bg" fo:country="BG"/>
    </style:style>
    <style:style style:name="T259" style:parent-style-name="DefaultParagraphFont"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bg" fo:country="BG"/>
    </style:style>
    <style:style style:name="T261" style:parent-style-name="DefaultParagraphFont" style:family="text">
      <style:text-properties style:font-name="Times New Roman" fo:font-size="12pt" style:font-size-asian="12pt" style:font-size-complex="12pt"/>
    </style:style>
    <style:style style:name="T262" style:parent-style-name="DefaultParagraphFont" style:family="text">
      <style:text-properties style:font-name="Times New Roman" fo:font-size="12pt" style:font-size-asian="12pt" style:font-size-complex="12pt" fo:language="bg" fo:country="BG"/>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fo:language="bg" fo:country="BG"/>
    </style:style>
    <style:style style:name="P265" style:parent-style-name="ListParagraph" style:family="paragraph"/>
    <style:style style:name="T266" style:parent-style-name="DefaultParagraphFont" style:family="text">
      <style:text-properties style:font-name="Times New Roman" fo:font-size="12pt" style:font-size-asian="12pt" style:font-size-complex="12pt" fo:language="bg" fo:country="BG"/>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fo:language="bg" fo:country="BG"/>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fo:language="bg" fo:country="BG"/>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fo:language="bg" fo:country="BG"/>
    </style:style>
    <style:style style:name="T273" style:parent-style-name="DefaultParagraphFont" style:family="text">
      <style:text-properties style:font-name="Times New Roman" fo:font-size="12pt" style:font-size-asian="12pt" style:font-size-complex="12pt"/>
    </style:style>
    <style:style style:name="T274" style:parent-style-name="DefaultParagraphFont" style:family="text">
      <style:text-properties style:font-name="Times New Roman" fo:font-size="12pt" style:font-size-asian="12pt" style:font-size-complex="12pt" fo:language="bg" fo:country="BG"/>
    </style:style>
    <style:style style:name="T275" style:parent-style-name="DefaultParagraphFont" style:family="text">
      <style:text-properties style:font-name="Times New Roman" fo:font-size="12pt" style:font-size-asian="12pt" style:font-size-complex="12pt" fo:language="bg" fo:country="BG"/>
    </style:style>
    <style:style style:name="T276" style:parent-style-name="DefaultParagraphFont" style:family="text">
      <style:text-properties style:font-name="Times New Roman" fo:font-size="12pt" style:font-size-asian="12pt" style:font-size-complex="12pt"/>
    </style:style>
    <style:style style:name="T277" style:parent-style-name="DefaultParagraphFont" style:family="text">
      <style:text-properties style:font-name="Times New Roman" fo:font-size="12pt" style:font-size-asian="12pt" style:font-size-complex="12pt" fo:language="bg" fo:country="BG"/>
    </style:style>
    <style:style style:name="P278" style:parent-style-name="ListParagraph" style:family="paragraph"/>
    <style:style style:name="T279" style:parent-style-name="DefaultParagraphFont" style:family="text">
      <style:text-properties style:font-name="Times New Roman" fo:font-size="12pt" style:font-size-asian="12pt" style:font-size-complex="12pt" fo:language="bg" fo:country="BG"/>
    </style:style>
    <style:style style:name="T280" style:parent-style-name="DefaultParagraphFont"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fo:language="bg" fo:country="BG"/>
    </style:style>
    <style:style style:name="P282" style:parent-style-name="ListParagraph" style:family="paragraph"/>
    <style:style style:name="T283" style:parent-style-name="DefaultParagraphFont" style:family="text">
      <style:text-properties style:font-name="Times New Roman" fo:font-size="12pt" style:font-size-asian="12pt" style:font-size-complex="12pt" fo:language="bg" fo:country="BG"/>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fo:font-size="12pt" style:font-size-asian="12pt" style:font-size-complex="12pt" fo:language="bg" fo:country="BG"/>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fo:font-size="12pt" style:font-size-asian="12pt" style:font-size-complex="12pt" fo:language="bg" fo:country="BG"/>
    </style:style>
  </office:automatic-styles>
  <office:body>
    <office:text text:use-soft-page-breaks="true">
      <text:h text:style-name="P1" text:outline-level="1">Тема 21: Управление на проекти – База от данни</text:h>
      <text:p text:style-name="P6"><text:span text:style-name="T7">Автор: Петя Ангелова Личева, факултетен номер: 3</text:span><text:span text:style-name="T8">MI</text:span><text:span text:style-name="T9">0700022</text:span></text:p>
      <text:p text:style-name="P10"/>
      <text:h text:style-name="P11" text:outline-level="2">Обхват на модела. Дефиниране на задачата</text:h>
      <text:list text:style-name="LFO1" text:continue-numbering="true">
        <text:list-item>
          <text:p text:style-name="P12">Базата от данни за управление на проекти ще съхранява информацията за задачите, свързани с даден проект, както и за техните изпълнители.</text:p>
        </text:list-item>
        <text:list-item>
          <text:p text:style-name="P13">Базта от данни ще съхранява информация за различни компании. Компанията ще се определя еднозначно от име на компанията, адрес, описание на дейността на компанията. Във всяка компания ще има различни екипи (минимум 1 и максимум 10).</text:p>
        </text:list-item>
        <text:list-item>
          <text:p text:style-name="P14">Всеки екип ще се определя еднозначно от име на екипа, описание на дейността на екипа. Във всеки екип ще има минимум 1 служител (който ще е наследник на множеството от същности на потребителите) и всеки екип ще работи по различни проекти, а по всеки проект ще могат да работят много екипи.</text:p>
        </text:list-item>
        <text:list-item>
          <text:p text:style-name="P15"><text:span text:style-name="T16">Всеки потребител на системата се определя еднозначно от уникален номер</text:span><text:span text:style-name="T17">,<text:s/></text:span><text:span text:style-name="T18">имейл,<text:s/></text:span><text:span text:style-name="T19">потребителско име (до 32 символа)</text:span><text:span text:style-name="T20"><text:s/>и<text:s/></text:span><text:span text:style-name="T21">парола (до 32 символа). Потребителлите ще са два вида – служители и любители.</text:span></text:p>
        </text:list-item>
        <text:list-item>
          <text:p text:style-name="P22"><text:span text:style-name="T23">Всеки служител се определя еднозначно от телефонен номер</text:span><text:span text:style-name="T24">,<text:s/></text:span><text:span text:style-name="T25">адрес, заплата, екип, в който работят.</text:span></text:p>
        </text:list-item>
        <text:list-item>
          <text:p text:style-name="P26"><text:span text:style-name="T27">Всеки любител се определя еднозначно от описание на дейността, с която се занимават любителски.<text:s/></text:span></text:p>
        </text:list-item>
        <text:list-item>
          <text:p text:style-name="P28">Всеки проект се определя еднозначно от име, версия, описание, дата на пускане в употреба. Проектът ще се състои от много задачи като една задача ще може да участва в точно един проект.</text:p>
        </text:list-item>
        <text:list-item>
          <text:p text:style-name="P29"><text:span text:style-name="T30">Всяка задача се определя еднозначно от уникален номер</text:span><text:span text:style-name="T31">,</text:span><text:span text:style-name="T32"><text:s/>начална дата, статус (завършена или блокирана)<text:s/></text:span><text:span text:style-name="T33">и<text:s/></text:span><text:span text:style-name="T34">текстово описание. За някои задачи е дефиниран и краен срок (който не може да е преди датата на създаване на задачата). Задължително се съхранява информация за това кой потребител и на коя дата е дефинирал задачата. Бъговете са специални задачи, за които задължително се съхранява сценарий за възпроизвеждането им, както и номер на версията на приложението, в която са били забелязани за първи път. Задсачите биват – изпълними задачи</text:span><text:span text:style-name="T35"><text:s/></text:span><text:span text:style-name="T36">или бъгове.</text:span></text:p>
        </text:list-item>
      </text:list>
      <text:list text:style-name="LFO2" text:continue-numbering="true">
        <text:list-item>
          <text:p text:style-name="P37"><text:span text:style-name="T38">Всяка изпълнима задача се определя еднозначно от педполагаема крайна дата.</text:span></text:p>
        </text:list-item>
      </text:list>
      <text:list text:style-name="LFO1" text:continue-numbering="true">
        <text:list-item>
          <text:p text:style-name="P39"><text:span text:style-name="T40">Всеки бъг се определя еднозначно от сценарий за възпроизвеждането им, номер на версията на приложението, в което са били забелязани за първи път.</text:span></text:p>
        </text:list-item>
        <text:list-item>
          <text:p text:style-name="P41"><text:span text:style-name="T42">Всяка блокирана задача се определя еднозначно от дата на блокиране, блокираща задача.</text:span></text:p>
        </text:list-item>
        <text:list-item>
          <text:p text:style-name="P43">Един потребител може да работи по няколко задачи, а по една задача могат да работят няколко потребителя едновременно. Дадена задача може да бъде блокирана от други задачи (тоест необходимо е те да бъдат завършени, за да може да се работи по нея) и една задача може да блокира няколко други задачи.</text:p>
        </text:list-item>
      </text:list>
      <text:p text:style-name="P44"/>
      <text:soft-page-break/>
      <text:h text:style-name="P45" text:outline-level="2">Множества от същности и техните атрибути</text:h>
      <text:list text:style-name="LFO2" text:continue-numbering="true">
        <text:list-item>
          <text:p text:style-name="P46"><text:span text:style-name="T47">Компании –<text:s/></text:span><text:span text:style-name="T48">име на компанията</text:span><text:span text:style-name="T49">,<text:s/></text:span><text:span text:style-name="T50">адрес на компанията</text:span><text:span text:style-name="T51">, описание на дейността на компанията</text:span></text:p>
        </text:list-item>
        <text:list-item>
          <text:p text:style-name="P52"><text:span text:style-name="T53">Екипи –<text:s/></text:span><text:span text:style-name="T54">име на компанията</text:span><text:span text:style-name="T55">,<text:s/></text:span><text:span text:style-name="T56">име на екипа</text:span><text:span text:style-name="T57">, описание на дейността на екипа</text:span></text:p>
        </text:list-item>
        <text:list-item>
          <text:p text:style-name="P58"><text:span text:style-name="T59">Потребители –<text:s/></text:span><text:span text:style-name="T60">уникален номер</text:span><text:span text:style-name="T61">,<text:s/></text:span><text:span text:style-name="T62">имейл,<text:s/></text:span><text:span text:style-name="T63">потребителско име</text:span><text:span text:style-name="T64"><text:s/>и парола</text:span></text:p>
        </text:list-item>
        <text:list-item>
          <text:p text:style-name="P65"><text:span text:style-name="T66">Служители – телефонен номер</text:span><text:span text:style-name="T67">,<text:s/></text:span><text:span text:style-name="T68">адрес, заплата, екип, в който работят</text:span></text:p>
        </text:list-item>
        <text:list-item>
          <text:p text:style-name="P69"><text:span text:style-name="T70">Любители – описание на дейността, с която се занимават любителски</text:span></text:p>
        </text:list-item>
        <text:list-item>
          <text:p text:style-name="P71"><text:span text:style-name="T72">Проекти –<text:s/></text:span><text:span text:style-name="T73">име на провкта</text:span><text:span text:style-name="T74">,<text:s/></text:span><text:span text:style-name="T75">верисия на проекта</text:span><text:span text:style-name="T76">, описание, дата на пускане в употреба</text:span></text:p>
        </text:list-item>
      </text:list>
      <text:list text:style-name="LFO3" text:continue-numbering="true">
        <text:list-item>
          <text:p text:style-name="P77"><text:span text:style-name="T78">Задачи –<text:s/></text:span><text:span text:style-name="T79">уникален номер на задачата</text:span><text:span text:style-name="T80">, начална дата, статус, описание</text:span></text:p>
        </text:list-item>
      </text:list>
      <text:list text:style-name="LFO2" text:continue-numbering="true">
        <text:list-item>
          <text:p text:style-name="P81"><text:span text:style-name="T82">Изпълними задачи –<text:s/></text:span><text:span text:style-name="T83">уникален номер на задачата</text:span><text:span text:style-name="T84"><text:s/>,<text:s/></text:span><text:span text:style-name="T85">педполагаема крайна дата</text:span></text:p>
        </text:list-item>
        <text:list-item>
          <text:p text:style-name="P86"><text:span text:style-name="T87">Бъгове – <text:s/></text:span><text:span text:style-name="T88">уникален номер на задачата</text:span><text:span text:style-name="T89"><text:s/>,<text:s/></text:span><text:span text:style-name="T90">сценарий за възпроизвеждането им, номер на версията на приложението, в което са били забелязани за първи път</text:span></text:p>
        </text:list-item>
      </text:list>
      <text:p text:style-name="ListParagraph"/>
      <text:h text:style-name="P91" text:outline-level="2">Домейн на атрибутите</text:h>
      <text:list text:style-name="LFO4" text:continue-numbering="true">
        <text:list-item>
          <text:p text:style-name="P92">Компании – име на компанията: низ, адрес: низ, описание на дейността на компанията: низ</text:p>
        </text:list-item>
        <text:list-item>
          <text:p text:style-name="P93">Екипи –<text:s/>име на компанията: низ,<text:s/>име на екипа: низ, описание на дейността на екипа: низ</text:p>
        </text:list-item>
        <text:list-item>
          <text:p text:style-name="P94">Потребители – уникален номер:<text:s/>цяло положително<text:s/>число, потребителско име: низ, имейл: низ<text:s/>и парола: низ</text:p>
        </text:list-item>
        <text:list-item>
          <text:p text:style-name="P95"><text:span text:style-name="T96">Служители –<text:s/></text:span><text:span text:style-name="T97">уникален номер: цяло положително число</text:span><text:span text:style-name="T98">, телефонен номер: низ</text:span><text:span text:style-name="T99">,<text:s/></text:span><text:span text:style-name="T100">адрес: низ, заплата: число с плаваща запетая</text:span></text:p>
        </text:list-item>
        <text:list-item>
          <text:p text:style-name="P101">Любители –<text:s/>уникален номер: цяло положително число,<text:s/>описание на дейността, с която се занимават любителски: низ</text:p>
        </text:list-item>
        <text:list-item>
          <text:p text:style-name="P102">Проекти – име: низ, версия: низ, описание: низ, дата на пускане в употреба: дата</text:p>
        </text:list-item>
        <text:list-item>
          <text:p text:style-name="P103">Задачи - уникален номер: число, начална дата: дата, описание: низ</text:p>
        </text:list-item>
        <text:list-item>
          <text:p text:style-name="P104">Изпълними задачи - педполагаема крайна дата: дата</text:p>
        </text:list-item>
        <text:list-item>
          <text:p text:style-name="P105"><text:span text:style-name="T106">Бъгове – сценарий за възпроизвеждането им: низ</text:span></text:p>
        </text:list-item>
      </text:list>
      <text:p text:style-name="P107"/>
      <text:h text:style-name="P108" text:outline-level="2">Връзки</text:h>
      <text:list text:style-name="LFO5" text:continue-numbering="true">
        <text:list-item>
          <text:p text:style-name="P109"><text:span text:style-name="T110">Потребители – Служители: Множеството от потребители е корен на йерархия на наследственост, а множеството от служители е негов наследник (</text:span><text:span text:style-name="T111">isa<text:s/></text:span><text:span text:style-name="T112">връзка)</text:span></text:p>
        </text:list-item>
        <text:list-item>
          <text:p text:style-name="P113"><text:span text:style-name="T114">Потребители – Любители: Множеството от потребители е корен на йерархия на наследственост, а множеството от любители е негов наследник (</text:span><text:span text:style-name="T115">isa<text:s/></text:span><text:span text:style-name="T116">връзка)</text:span></text:p>
        </text:list-item>
        <text:list-item>
          <text:p text:style-name="P117"><text:span text:style-name="T118">Потребители – Задачи: Един потребител може да дефинира много задачи, но една задача може да е дефинирана от точно един потребител.</text:span></text:p>
        </text:list-item>
        <text:list-item>
          <text:p text:style-name="P119">Компании – Екипи: Една компания може да има между 1 и 10 екипа, а един екип може да учатва в точно една компания (не се допуска екип без компания, за която да работи)</text:p>
        </text:list-item>
        <text:list-item>
          <text:p text:style-name="P120">Екипи – Служители: В един екип може да има много служители, но не може да няма нито един служител. Един служител може да работи в точно един екип.</text:p>
        </text:list-item>
        <text:list-item>
          <text:p text:style-name="P121">Проекти – Задачи: Един проект може да се състои от 1 или от много задачи, а една задача, може да е част само от един проект.</text:p>
        </text:list-item>
        <text:list-item>
          <text:p text:style-name="P122">Екипи – Проекти: Един екип може да работи по много проекти и по един проект могат да работят много екипи.</text:p>
        </text:list-item>
        <text:list-item>
          <text:p text:style-name="P123">Любители –<text:s/>Задачи: <text:s/>Един любител може да работи по много<text:s/>задачи<text:s/>и по една<text:s/>задача<text:s/>могат да работят много любители.</text:p>
        </text:list-item>
        <text:list-item>
          <text:p text:style-name="P124"><text:span text:style-name="T125">Задачи – Изпълними задачи: Множеството от задачи е корен на йерархия на наследственост, а множеството от изпълними задачи е негов наследник (</text:span><text:span text:style-name="T126">isa<text:s/></text:span><text:span text:style-name="T127">връзка)</text:span></text:p>
        </text:list-item>
        <text:list-item>
          <text:p text:style-name="P128"><text:span text:style-name="T129">Задачи – Бъгове: Множеството от задачи е корен на йерархия на наследственост, а множеството от бъгове е негов наследник (</text:span><text:span text:style-name="T130">isa<text:s/></text:span><text:span text:style-name="T131">връзка)</text:span></text:p>
        </text:list-item>
        <text:list-item>
          <text:p text:style-name="P132"><text:span text:style-name="T133">Бъгове – Проекти: Един бъг може да се забележи за пръв път в точно една версия на даден проект, но в една версия на проект може да се забележат много бъгове.<text:s/></text:span></text:p>
        </text:list-item>
      </text:list>
      <text:p text:style-name="ListParagraph"/>
      <text:p text:style-name="ListParagraph"><text:span text:style-name="T134">Забележка:<text:s/></text:span><text:span text:style-name="T135">Екипи и Задачи са слаби множества, които зависят съответно от Компании и Проекти. Връзките между Компании и Екипи и Проекти и Задачи съответно са поддържащи връзки.</text:span></text:p>
      <text:p text:style-name="P136"/>
      <text:h text:style-name="P137" text:outline-level="2">Ключове</text:h>
      <text:list text:style-name="LFO2" text:continue-numbering="true">
        <text:list-item>
          <text:p text:style-name="P138"><text:span text:style-name="T139">Компании –<text:s/></text:span><text:span text:style-name="T140">име на компанията</text:span><text:span text:style-name="T141">: низ,<text:s/></text:span><text:span text:style-name="T142">адрес на компанията</text:span><text:span text:style-name="T143">: низ уникално определят компанията.</text:span></text:p>
        </text:list-item>
        <text:list-item>
          <text:p text:style-name="P144"><text:span text:style-name="T145">Екипи –<text:s/></text:span><text:span text:style-name="T146">име на компанията</text:span><text:span text:style-name="T147">: низ,<text:s/></text:span><text:span text:style-name="T148">име на екипа</text:span><text:span text:style-name="T149">: низ</text:span><text:span text:style-name="T150"><text:s/></text:span><text:span text:style-name="T151">уникално определят екипа.</text:span></text:p>
        </text:list-item>
        <text:list-item>
          <text:p text:style-name="P152"><text:span text:style-name="T153">Потребители –<text:s/></text:span><text:span text:style-name="T154">уникален номер</text:span><text:span text:style-name="T155">: цяло число</text:span><text:span text:style-name="T156"><text:s/></text:span><text:span text:style-name="T157">уникално определя потребителя.</text:span></text:p>
        </text:list-item>
        <text:list-item>
          <text:p text:style-name="P158"><text:span text:style-name="T159">Служители –<text:s/></text:span><text:span text:style-name="T160">уникален номер</text:span><text:span text:style-name="T161">: цяло число уникално определя<text:s/></text:span><text:span text:style-name="T162">служителя.</text:span></text:p>
        </text:list-item>
        <text:list-item>
          <text:p text:style-name="P163"><text:span text:style-name="T164">Любители –<text:s/></text:span><text:span text:style-name="T165">уникален номер</text:span><text:span text:style-name="T166">: цяло число уникално определя<text:s/></text:span><text:span text:style-name="T167">любителя.</text:span></text:p>
        </text:list-item>
        <text:list-item>
          <text:p text:style-name="P168"><text:span text:style-name="T169">Проекти –<text:s/></text:span><text:span text:style-name="T170">име на провкта</text:span><text:span text:style-name="T171">: низ,<text:s/></text:span><text:span text:style-name="T172">верисия на проекта</text:span><text:span text:style-name="T173">: низ</text:span><text:span text:style-name="T174"><text:s/></text:span><text:span text:style-name="T175">уникално определят проекта.</text:span></text:p>
        </text:list-item>
      </text:list>
      <text:list text:style-name="LFO3" text:continue-numbering="true">
        <text:list-item>
          <text:p text:style-name="P176"><text:span text:style-name="T177">Задачи –<text:s/></text:span><text:span text:style-name="T178">уникален номер на задачата</text:span><text:span text:style-name="T179">: цяло число</text:span><text:span text:style-name="T180"><text:s/></text:span><text:span text:style-name="T181">уникално определя задачата.</text:span></text:p>
        </text:list-item>
      </text:list>
      <text:list text:style-name="LFO2" text:continue-numbering="true">
        <text:list-item>
          <text:p text:style-name="P182"><text:span text:style-name="T183">Изпълними задачи<text:s/></text:span><text:span text:style-name="T184">–<text:s/></text:span><text:span text:style-name="T185">уникален номер на задачата</text:span><text:span text:style-name="T186">: цяло число</text:span><text:span text:style-name="T187"><text:s/></text:span><text:span text:style-name="T188">уникално определя</text:span><text:span text:style-name="T189"><text:s/></text:span><text:span text:style-name="T190">изпълнимата<text:s/></text:span><text:span text:style-name="T191">задача.</text:span></text:p>
        </text:list-item>
        <text:list-item>
          <text:p text:style-name="P192"><text:span text:style-name="T193">Бъгове – <text:s/></text:span><text:span text:style-name="T194">уникален номер на задачата</text:span><text:span text:style-name="T195">: цяло число</text:span><text:span text:style-name="T196"><text:s/></text:span><text:span text:style-name="T197">уникално определя<text:s/></text:span><text:span text:style-name="T198">бъга.</text:span></text:p>
        </text:list-item>
      </text:list>
      <text:p text:style-name="ListParagraph"/>
      <text:h text:style-name="P199" text:outline-level="2">Правила и проверки</text:h>
      <text:list text:style-name="LFO2" text:continue-numbering="true">
        <text:list-item>
          <text:p text:style-name="P200"><text:span text:style-name="T201">Компании – име на компанията</text:span><text:span text:style-name="T202"><text:s/>(</text:span><text:span text:style-name="T203">до 20 символа, не може да е<text:s/></text:span><text:span text:style-name="T204">NULL)</text:span><text:span text:style-name="T205">, адрес на компанията (до 100 символа, адресът да е записан в български стандарт за адреси – компаниите ще са само на територията на страната</text:span><text:span text:style-name="T206">,<text:s/></text:span><text:span text:style-name="T207">не може да е<text:s/></text:span><text:span text:style-name="T208">NULL</text:span><text:span text:style-name="T209">), описание на дейността на компанията (до 450 символа</text:span><text:span text:style-name="T210">,<text:s/></text:span><text:span text:style-name="T211">може да е<text:s/></text:span><text:span text:style-name="T212">NULL</text:span><text:span text:style-name="T213">)</text:span></text:p>
        </text:list-item>
        <text:list-item>
          <text:p text:style-name="P214"><text:span text:style-name="T215">Екипи – име на екипа (до 20 символа</text:span><text:span text:style-name="T216">,<text:s/></text:span><text:span text:style-name="T217">не може да е<text:s/></text:span><text:span text:style-name="T218">NULL</text:span><text:span text:style-name="T219">), описание на дейността на екипа (до 300 символа</text:span><text:span text:style-name="T220">,<text:s/></text:span><text:span text:style-name="T221">може да е<text:s/></text:span><text:span text:style-name="T222">NULL</text:span><text:span text:style-name="T223">)</text:span></text:p>
        </text:list-item>
        <text:list-item>
          <text:p text:style-name="P224"><text:span text:style-name="T225">Потребители – уникален номер (последователно, уникално, цяло число, не може да е<text:s/></text:span><text:span text:style-name="T226">NULL</text:span><text:span text:style-name="T227">), потребителско име (до 32 символа – да съдържа букви и цифри и да започва с буква, не може да е<text:s/></text:span><text:span text:style-name="T228">NULL</text:span><text:span text:style-name="T229">)</text:span><text:span text:style-name="T230">,</text:span><text:span text:style-name="T231"><text:s/></text:span><text:span text:style-name="T232">имейл (валиден имейл адрес до 100 символа, не може да е<text:s/></text:span><text:span text:style-name="T233">NULL</text:span><text:span text:style-name="T234">)<text:s/></text:span><text:span text:style-name="T235">и парола (до 32 символа – да съдържа букви, цифри и специални символи като _-.!</text:span><text:span text:style-name="T236">#</text:span><text:span text:style-name="T237">@, не може да е<text:s/></text:span><text:span text:style-name="T238">NULL</text:span><text:span text:style-name="T239">)</text:span></text:p>
        </text:list-item>
        <text:list-item>
          <text:p text:style-name="P240"><text:span text:style-name="T241">Служители –телефонен номер (валиден телефонен номер до 20 символа, не може да е<text:s/></text:span><text:span text:style-name="T242">NULL</text:span><text:span text:style-name="T243">)</text:span><text:span text:style-name="T244">,<text:s/></text:span><text:span text:style-name="T245">адрес (до 100 символа, адресът да е записан в български стандарт за<text:s/></text:span><text:soft-page-break/><text:span text:style-name="T246">адреси – служителите ще са само на територията на страната, може да е<text:s/></text:span><text:span text:style-name="T247">NULL</text:span><text:span text:style-name="T248">), заплата (положително число с плаваща запетая, може да е<text:s/></text:span><text:span text:style-name="T249">NULL</text:span><text:span text:style-name="T250">)</text:span></text:p>
        </text:list-item>
        <text:list-item>
          <text:p text:style-name="P251"><text:span text:style-name="T252">Любители – описание на дейността, с която се занимават любителски (до 100 символа, може да е<text:s/></text:span><text:span text:style-name="T253">NULL</text:span><text:span text:style-name="T254">)</text:span></text:p>
        </text:list-item>
        <text:list-item>
          <text:p text:style-name="P255"><text:span text:style-name="T256">Проекти – име на провкта (до 30 символа, не може да е<text:s/></text:span><text:span text:style-name="T257">NULL</text:span><text:span text:style-name="T258">), верисия на проекта (до 20 символа, не може да е<text:s/></text:span><text:span text:style-name="T259">NULL</text:span><text:span text:style-name="T260">), описание (до 300 символа, може да е<text:s/></text:span><text:span text:style-name="T261">NULL</text:span><text:span text:style-name="T262">), дата на пускане в употреба (датата на пускане на проекта да не е преди 01.01.2023 година, не може да е<text:s/></text:span><text:span text:style-name="T263">NULL</text:span><text:span text:style-name="T264">)<text:s/></text:span></text:p>
        </text:list-item>
      </text:list>
      <text:list text:style-name="LFO3" text:continue-numbering="true">
        <text:list-item>
          <text:p text:style-name="P265"><text:span text:style-name="T266">Задачи – уникален номер на задачата (поредно, уникално, цяло число, не може да е<text:s/></text:span><text:span text:style-name="T267">NULL</text:span><text:span text:style-name="T268">), начална дата (датата да не е преди 01.01.2023 година, може да е<text:s/></text:span><text:span text:style-name="T269">NULL</text:span><text:span text:style-name="T270">), статус (завършена или блокирана, може да е<text:s/></text:span><text:span text:style-name="T271">NULL</text:span><text:span text:style-name="T272"><text:s/>в случаите, когато все още се изпълнява), описание (до 300 символа, може да е<text:s/></text:span><text:span text:style-name="T273">NULL</text:span><text:span text:style-name="T274">)</text:span><text:span text:style-name="T275">, статус (завършена/незавършена, може да е<text:s/></text:span><text:span text:style-name="T276">NULL</text:span><text:span text:style-name="T277">)</text:span></text:p>
        </text:list-item>
      </text:list>
      <text:list text:style-name="LFO2" text:continue-numbering="true">
        <text:list-item>
          <text:p text:style-name="P278"><text:span text:style-name="T279">Изпълними задачи – педполагаема крайна дата (предполагаемата крайна дата да е поне месец след началната дата на задачата, може да е<text:s/></text:span><text:span text:style-name="T280">NULL</text:span><text:span text:style-name="T281">)</text:span></text:p>
        </text:list-item>
        <text:list-item>
          <text:p text:style-name="P282"><text:span text:style-name="T283">Бъгове – <text:s/>сценарий за възпроизвеждането им (до 600 символа, не може да е<text:s/></text:span><text:span text:style-name="T284">NULL</text:span><text:span text:style-name="T285">), номер на версията на приложението, в което са били забелязани за първи път (до 20 символа, не може да е<text:s/></text:span><text:span text:style-name="T286">NULL</text:span><text:span text:style-name="T28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fo:color="#0070C0"/>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fo:color="#0070C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fo:color="#0070C0"/>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fo:color="#0070C0"/>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fo:color="#0070C0"/>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name="P3" style:parent-style-name="Footer" style:family="paragraph">
      <style:text-properties fo:language="bg" fo:country="BG"/>
    </style:style>
    <style:style style:name="P4" style:parent-style-name="Footer" style:family="paragraph">
      <style:text-properties fo:language="bg" fo:country="BG"/>
    </style:style>
    <style:style style:name="T5" style:parent-style-name="DefaultParagraphFont" style:family="text">
      <style:text-properties fo:language="bg" fo:country="BG"/>
    </style:style>
  </office:automatic-styles>
  <office:master-styles>
    <style:master-page style:name="MP0" style:page-layout-name="PL0">
      <style:header>
        <text:p text:style-name="P2"><text:page-number text:fixed="false">2</text:page-number></text:p>
        <text:p text:style-name="Header"/>
      </style:header>
      <style:footer>
        <text:p text:style-name="P3">Тема: Управление на проекти,<text:s/></text:p>
        <text:p text:style-name="P4">Автор: Петя Ангелова Личева,<text:s/></text:p>
        <text:p text:style-name="Footer"><text:span text:style-name="T5">Факултетен номер: 3</text:span>MI0700022</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tya Licheva</meta:initial-creator>
    <dc:creator>Petya Licheva</dc:creator>
    <meta:creation-date>2023-03-09T20:17:00Z</meta:creation-date>
    <dc:date>2023-03-23T21:43:00Z</dc:date>
    <meta:template xlink:href="Normal.dotm" xlink:type="simple"/>
    <meta:editing-cycles>17</meta:editing-cycles>
    <meta:editing-duration>PT17460S</meta:editing-duration>
    <meta:document-statistic meta:page-count="4" meta:paragraph-count="17" meta:word-count="1286" meta:character-count="8604" meta:row-count="61" meta:non-whitespace-character-count="7335"/>
  </office:meta>
</office:document-meta>
</file>